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5"/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yperparameter tuning is the process of selecting the best hyperparameters for a machine learning model to achieve optimal performance. Hyperparameters are parameters that are set before training a model, and they control the learning process. Common examples of hyperparameters include the number of trees in a random forest, the learning rate in gradient boosting, or the kernel type in a support vector machine.</text:p>
      <text:h text:style-name="Heading_20_3" text:outline-level="3">Why Hyperparameter Tuning is Important</text:h>
      <text:list xml:id="list3313912893424539427" text:style-name="L1">
        <text:list-item>
          <text:p text:style-name="P4"><text:span text:style-name="Strong_20_Emphasis">Performance improvement</text:span>: Proper tuning of hyperparameters can drastically improve the performance of a model.</text:p>
        </text:list-item>
        <text:list-item>
          <text:p text:style-name="P4"><text:span text:style-name="Strong_20_Emphasis">Optimization</text:span>: It helps you find the best set of parameters that minimize the loss function (or maximize the evaluation metric).</text:p>
        </text:list-item>
        <text:list-item>
          <text:p text:style-name="P1"><text:span text:style-name="Strong_20_Emphasis">Avoid Overfitting/Underfitting</text:span>: Correctly tuned hyperparameters can prevent your model from overfitting or underfitting the data.</text:p>
        </text:list-item>
      </text:list>
      <text:h text:style-name="Heading_20_3" text:outline-level="3">Common Hyperparameters in Different Models</text:h>
      <text:list xml:id="list730823781247076757" text:style-name="L2">
        <text:list-item>
          <text:p text:style-name="P2"><text:span text:style-name="Strong_20_Emphasis">Random Forest</text:span>:</text:p>
          <text:list>
            <text:list-item>
              <text:p text:style-name="P5"><text:span text:style-name="Source_20_Text">n_estimators</text:span>: Number of trees in the forest.</text:p>
            </text:list-item>
            <text:list-item>
              <text:p text:style-name="P5"><text:span text:style-name="Source_20_Text">max_depth</text:span>: Maximum depth of the tree.</text:p>
            </text:list-item>
            <text:list-item>
              <text:p text:style-name="P5"><text:span text:style-name="Source_20_Text">min_samples_split</text:span>: Minimum number of samples required to split a node.</text:p>
            </text:list-item>
            <text:list-item>
              <text:p text:style-name="P5"><text:span text:style-name="Source_20_Text">min_samples_leaf</text:span>: Minimum number of samples required to be at a leaf node.</text:p>
            </text:list-item>
          </text:list>
        </text:list-item>
        <text:list-item>
          <text:p text:style-name="P2"><text:span text:style-name="Strong_20_Emphasis">Support Vector Machine (SVM)</text:span>:</text:p>
          <text:list>
            <text:list-item>
              <text:p text:style-name="P5"><text:span text:style-name="Source_20_Text">C</text:span>: Regularization parameter.</text:p>
            </text:list-item>
            <text:list-item>
              <text:p text:style-name="P5"><text:span text:style-name="Source_20_Text">kernel</text:span>: Type of kernel to be used (<text:span text:style-name="Source_20_Text">linear</text:span>, <text:span text:style-name="Source_20_Text">poly</text:span>, <text:span text:style-name="Source_20_Text">rbf</text:span>, etc.).</text:p>
            </text:list-item>
            <text:list-item>
              <text:p text:style-name="P2"><text:span text:style-name="Source_20_Text">gamma</text:span>: Kernel coefficient for <text:span text:style-name="Source_20_Text">rbf</text:span>, <text:span text:style-name="Source_20_Text">poly</text:span>, and <text:span text:style-name="Source_20_Text">sigmoid</text:span> kernels.</text:p>
            </text:list-item>
          </text:list>
        </text:list-item>
      </text:list>
      <text:h text:style-name="Heading_20_3" text:outline-level="3">Hyperparameter Tuning Methods</text:h>
      <text:list xml:id="list4335862526426829301" text:style-name="L5">
        <text:list-item>
          <text:p text:style-name="P3"><text:span text:style-name="Strong_20_Emphasis">Grid Search</text:span>:</text:p>
          <text:list>
            <text:list-item>
              <text:p text:style-name="P6"><text:span text:style-name="Strong_20_Emphasis">What is it?</text:span> Grid Search performs an exhaustive search over a specified parameter grid and evaluates the model’s performance for each combination of hyperparameters.</text:p>
            </text:list-item>
            <text:list-item>
              <text:p text:style-name="P3"><text:span text:style-name="Strong_20_Emphasis">When to use?</text:span> When you have a small, well-defined search space and want to try all combinations.</text:p>
            </text:list-item>
          </text:list>
        </text:list-item>
      </text:list>
      <text:p text:style-name="Standard">from sklearn.model_selection import GridSearchCV<text:line-break/>from sklearn.ensemble import RandomForestClassifier<text:line-break/><text:line-break/># Define model<text:line-break/>model = RandomForestClassifier()<text:line-break/><text:line-break/># Define the parameter grid<text:line-break/>param_grid = {<text:line-break/> <text:s text:c="3"/>'n_estimators': [50, 100, 200],<text:line-break/> <text:s text:c="3"/>'max_depth': [10, 20, 30],<text:line-break/> <text:s text:c="3"/>'min_samples_split': [2, 5, 10]<text:line-break/>}<text:line-break/><text:soft-page-break/><text:line-break/># Create the GridSearchCV object<text:line-break/>grid_search = GridSearchCV(estimator=model, param_grid=param_grid, cv=5, n_jobs=-1)<text:line-break/><text:line-break/># Fit the model to the training data<text:line-break/>grid_search.fit(X_train, y_train)<text:line-break/><text:line-break/># Get the best parameters<text:line-break/>print(f'Best parameters: {grid_search.best_params_}')<text:line-break/></text:p>
      <text:p text:style-name="Standard"/>
      <text:p text:style-name="Standard"><text:span text:style-name="T1">Example with GridSearchCV and RandomForest (Complete Process)</text:span> </text:p>
      <text:p text:style-name="Standard"/>
      <text:p text:style-name="Standard">from sklearn.model_selection import GridSearchCV<text:line-break/>from sklearn.ensemble import RandomForestClassifier<text:line-break/>from sklearn.datasets import load_iris<text:line-break/>from sklearn.model_selection import train_test_split<text:line-break/>from sklearn.metrics import accuracy_score<text:line-break/><text:line-break/># Load dataset<text:line-break/>iris = load_iris()<text:line-break/>X = iris.data<text:line-break/>y = iris.target<text:line-break/><text:line-break/># Split data into training and testing sets<text:line-break/>X_train, X_test, y_train, y_test = train_test_split(X, y, test_size=0.3, random_state=42)<text:line-break/><text:line-break/># Define RandomForest model<text:line-break/>model = RandomForestClassifier(random_state=42)<text:line-break/><text:line-break/># Define parameter grid for GridSearch<text:line-break/>param_grid = {<text:line-break/> <text:s text:c="3"/>'n_estimators': [10, 50, 100],<text:line-break/> <text:s text:c="3"/>'max_depth': [5, 10, None],<text:line-break/> <text:s text:c="3"/>'min_samples_split': [2, 5, 10],<text:line-break/>}<text:line-break/><text:line-break/># Initialize GridSearchCV<text:line-break/>grid_search = GridSearchCV(estimator=model, param_grid=param_grid, cv=5, n_jobs=-1)<text:line-break/><text:line-break/># Fit the model with the best hyperparameters<text:line-break/>grid_search.fit(X_train, y_train)<text:line-break/><text:line-break/># Best hyperparameters from GridSearch<text:line-break/>print(f'Best Parameters: {grid_search.best_params_}')<text:line-break/><text:line-break/># Make predictions with the best model<text:line-break/>y_pred = grid_search.predict(X_test)<text:line-break/><text:line-break/><text:soft-page-break/># Evaluate the model<text:line-break/>accuracy = accuracy_score(y_test, y_pred)<text:line-break/>print(f'Accuracy: {accuracy:.4f}'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21T13:31:06.55</meta:creation-date>
    <meta:document-statistic meta:table-count="0" meta:image-count="0" meta:object-count="0" meta:page-count="3" meta:paragraph-count="22" meta:word-count="443" meta:character-count="3360"/>
    <dc:date>2025-01-21T13:34:11.98</dc:date>
    <meta:editing-duration>PT3M8S</meta:editing-duration>
    <meta:editing-cycles>1</meta:editing-cycles>
    <meta:generator>OpenOffice/4.1.14$Win32 OpenOffice.org_project/4114m1$Build-9811</meta:generator>
  </office:meta>
</office:document-meta>
</file>